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0282" officeooo:paragraph-rsid="00080282" style:font-weight-asian="bold" style:font-weight-complex="bold"/>
    </style:style>
    <style:style style:name="P2" style:family="paragraph" style:parent-style-name="Standard">
      <style:text-properties fo:font-weight="bold" officeooo:rsid="00084bb0" officeooo:paragraph-rsid="00084bb0" style:font-weight-asian="bold" style:font-weight-complex="bold"/>
    </style:style>
    <style:style style:name="P3" style:family="paragraph" style:parent-style-name="Standard">
      <style:text-properties fo:font-weight="bold" officeooo:rsid="0009af6a" officeooo:paragraph-rsid="0009af6a" style:font-weight-asian="bold" style:font-weight-complex="bold"/>
    </style:style>
    <style:style style:name="P4" style:family="paragraph" style:parent-style-name="Standard">
      <style:text-properties fo:font-weight="bold" officeooo:rsid="0009af6a" officeooo:paragraph-rsid="0009cf22" style:font-weight-asian="bold" style:font-weight-complex="bold"/>
    </style:style>
    <style:style style:name="P5" style:family="paragraph" style:parent-style-name="Standard">
      <style:text-properties fo:font-weight="normal" officeooo:rsid="00080282" officeooo:paragraph-rsid="00080282" style:font-weight-asian="normal" style:font-weight-complex="normal"/>
    </style:style>
    <style:style style:name="P6" style:family="paragraph" style:parent-style-name="Standard">
      <style:text-properties fo:font-weight="normal" officeooo:rsid="00084bb0" officeooo:paragraph-rsid="00084bb0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cf22" style:font-weight-asian="normal" style:font-weight-complex="normal"/>
    </style:style>
    <style:style style:name="T3" style:family="text">
      <style:text-properties officeooo:rsid="00084bb0"/>
    </style:style>
    <style:style style:name="T4" style:family="text">
      <style:text-properties officeooo:rsid="0009af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rado Machado Costa - 1710234</text:p>
      <text:p text:style-name="P1"/>
      <text:p text:style-name="P1">INF 1771 – Inteligência Artificial</text:p>
      <text:p text:style-name="P1"/>
      <text:p text:style-name="P1">Professora: Renatha Capua</text:p>
      <text:p text:style-name="P1"/>
      <text:p text:style-name="P1"/>
      <text:p text:style-name="P1">1 – Explique com suas palavras o que é IA forte e IA fraca.</text:p>
      <text:p text:style-name="P1"/>
      <text:p text:style-name="P1"><text:tab/><text:span text:style-name="T1">O conceito de IA fraca entende que os sistemas não são capazes de raciocinar por si próprios, não têm vontade própria. A máquina depende do humano programá-la, e não fará nada diferente do que a instrução que recebeu. </text:span></text:p>
      <text:p text:style-name="P1"><text:span text:style-name="T1"><text:tab/>Já o conceito de IA forte entende que os sistemas inteligentes são, sim, capazes de pensar e criar raciocínios sobre um determinado assunto, tendo vontade própria.</text:span></text:p>
      <text:p text:style-name="P1"><text:span text:style-name="T1"/></text:p>
      <text:p text:style-name="P1">2 - Pesquise sobre o Loebner Prize, fale sobre ele com suas palavras e discuta o quão perto estamos de passar nesse teste.</text:p>
      <text:p text:style-name="P1"/>
      <text:p text:style-name="P5"><text:tab/><text:span text:style-name="T3">O prêmio de Loebner é uma competição anual que visa escolher o chatbot que mais se assemelha a um humano conversando. Nele, os jurados conversam com uma máquina e uma pessoa. Baseado nas respostas, os jurados devem decidir quem é quem. </text:span></text:p>
      <text:p text:style-name="P5"><text:tab/><text:span text:style-name="T3">O prêmio para melhor chatbot é em dinheiro. Porém, existem duas premiações que não foram distribuídas até hoje, pois nenhum sistema conseguiu chegar ao objetivo. São eles:</text:span></text:p>
      <text:p text:style-name="P5"><text:tab/>→25<text:span text:style-name="T3"> mil dólares para o sistema que conseguir despistar todos os jurados e fazê-los pensar que o ser humano é o robô apenas por texto.</text:span></text:p>
      <text:p text:style-name="P5"><text:tab/>→<text:span text:style-name="T3"> 100 mil dólares para o sistema que conseguir passar no teste de Turing, que inclui compreensão de texto, vídeo e fala. Uma vez atingido esse prêmio, a competição anual terminará.</text:span></text:p>
      <text:p text:style-name="P5"/>
      <text:p text:style-name="P6"><text:tab/>Acredito que estejamos muito longe ainda de conseguir uma máquina que passe no teste proposto por Turing <text:span text:style-name="T4">(1950).</text:span> Em 2015, o chatbot Rose conseguiu atingir 3 minutos de conversa sem ser descoberto. </text:p>
      <text:p text:style-name="P6"/>
      <text:p text:style-name="P2">3 – Leia o artigo original de Turing sobre IA (Turing, 1950) e faça um resumo sobre o que entendeu sobre ele discutindo qual a chance que um computador atual teria de passar no teste. </text:p>
      <text:p text:style-name="P2"/>
      <text:p text:style-name="P4"><text:tab/><text:span text:style-name="T1">No artigo “Computing Machine and Intelligence”, por Alan Turing, 1950, o autor apresentou, pela primeira vez, seu teste para definir se um computador pode ou não pensar. O teste de Turing, como ficou conhecido até hoje, define que um computador é inteligente se puder passar-se por um humano. </text:span></text:p>
      <text:p text:style-name="P4"><text:span text:style-name="T1"><text:tab/></text:span><text:span text:style-name="T2">Turing começa seu artigo com a frase: “um computador pode pensar?”. </text:span></text:p>
      <text:p text:style-name="P4"><text:span text:style-name="T1">Turing acreditava que, até o final daquele século, as máquinas já conseguiriam passar em seu teste. Porém, já estamos quase 2 décadas após o fim do século passado, e, até hoje, nenhuma máquina conseguiu o feito. </text:span></text:p>
      <text:p text:style-name="P3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22:59:47.562018422</meta:creation-date>
    <dc:date>2018-08-22T13:21:29.584515355</dc:date>
    <meta:editing-duration>PT13H26M2S</meta:editing-duration>
    <meta:editing-cycles>1</meta:editing-cycles>
    <meta:document-statistic meta:table-count="0" meta:image-count="0" meta:object-count="0" meta:page-count="1" meta:paragraph-count="17" meta:word-count="397" meta:character-count="2336" meta:non-whitespace-character-count="1935"/>
    <meta:generator>LibreOffice/6.0.3.2$Linux_X86_64 LibreOffice_project/00m0$Build-2</meta:generator>
  </office:meta>
</office:document-meta>
</file>